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>25/06/2021</text:span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EMPRESAS Y NEGOCIOS SANCHEZ MEJIA S.A.C.</text:span></text:p>
      <text:p text:style-name="P3"><text:span text:style-name="T6">CANT. TOTAL DE CAJAS: 24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NORTE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4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UZCO</text:span></text:p>
      <text:p text:style-name="P6"/>
      <text:p text:style-name="P6">Recojo: <text:span text:style-name="T3">HUILLCA CALVO, FRANK ARTURO</text:span></text:p>
      <text:p text:style-name="P6">Recojo: <text:span text:style-name="T3">TTITO PARHUAYO JOSE CARLOS</text:span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23:00:05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